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1.298cm" style:rel-column-width="38966*"/>
    </style:style>
    <style:style style:name="Tabella2.B" style:family="table-column">
      <style:table-column-properties style:column-width="2.99cm" style:rel-column-width="10312*"/>
    </style:style>
    <style:style style:name="Tabella2.C" style:family="table-column">
      <style:table-column-properties style:column-width="2.514cm" style:rel-column-width="8669*"/>
    </style:style>
    <style:style style:name="Tabella2.D" style:family="table-column">
      <style:table-column-properties style:column-width="2.2cm" style:rel-column-width="7588*"/>
    </style:style>
    <style:style style:name="Tabella2.A1" style:family="table-cell">
      <style:table-cell-properties style:vertical-align="middle"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ff6600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2.594cm" style:rel-column-width="43438*"/>
    </style:style>
    <style:style style:name="Tabella1.B" style:family="table-column">
      <style:table-column-properties style:column-width="3.413cm" style:rel-column-width="11772*"/>
    </style:style>
    <style:style style:name="Tabella1.C" style:family="table-column">
      <style:table-column-properties style:column-width="1.984cm" style:rel-column-width="6844*"/>
    </style:style>
    <style:style style:name="Tabella1.D" style:family="table-column">
      <style:table-column-properties style:column-width="1.009cm" style:rel-column-width="3481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7" style:family="table-cell">
      <style:table-cell-properties fo:padding="0.097cm" fo:border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none" fo:border-right="none" fo:border-top="none" fo:border-bottom="0.05pt solid #000000"/>
    </style:style>
    <style:style style:name="Tabella1.B11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690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41446a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16df98" officeooo:paragraph-rsid="00452d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16df98" officeooo:paragraph-rsid="00452d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1cef74"/>
    </style:style>
    <style:style style:name="T6" style:family="text">
      <style:text-properties officeooo:rsid="001cef74" fo:background-color="#0084d1" loext:char-shading-value="0"/>
    </style:style>
    <style:style style:name="T7" style:family="text">
      <style:text-properties officeooo:rsid="001e6141"/>
    </style:style>
    <style:style style:name="T8" style:family="text">
      <style:text-properties officeooo:rsid="0033adb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97415"/>
    </style:style>
    <style:style style:name="T11" style:family="text">
      <style:text-properties officeooo:rsid="001cef74" fo:background-color="#ff6600" loext:char-shading-value="0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ext:p text:style-name="P6">CONTI ANALITICI (normale attività a listino e contratto)</text:p>
      <text:p text:style-name="P4"><text:placeholder text:placeholder-type="text">&lt;for each="first, project, partner, account, ts, total in get_objects(objects, data)"&gt;</text:placeholder></text:p>
      <text:p text:style-name="P15"><text:placeholder text:placeholder-type="text">&lt;if test="first"&gt;</text:placeholder></text:p>
      <text:p text:style-name="P14"/>
      <text:p text:style-name="P19"><text:placeholder text:placeholder-type="text">&lt;partner.name&gt;</text:placeholder></text:p>
      <text:p text:style-name="P16"><text:placeholder text:placeholder-type="text">&lt;if test="get_list_partner_task_closed(partner.id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35">Pratiche chiuse nel periodo</text:p>
            </table:table-cell>
            <table:table-cell table:style-name="Tabella2.A1" office:value-type="string">
              <text:p text:style-name="P13">Ore</text:p>
            </table:table-cell>
            <table:table-cell table:style-name="Tabella2.A1" office:value-type="string">
              <text:p text:style-name="P31">Periodo</text:p>
            </table:table-cell>
            <table:table-cell table:style-name="Tabella2.D1" office:value-type="string">
              <text:p text:style-name="P31">Totale</text:p>
            </table:table-cell>
          </table:table-row>
        </table:table-header-rows>
        <table:table-row>
          <table:table-cell table:style-name="Tabella2.A2" table:number-columns-spanned="4" office:value-type="string">
            <text:p text:style-name="P17"><text:placeholder text:placeholder-type="text">&lt;for each="project in get_list_partner_task_closed(partner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3"><text:placeholder text:placeholder-type="text">&lt;project.name&gt;</text:placeholder></text:p>
          </table:table-cell>
          <table:table-cell table:style-name="Tabella2.B3" office:value-type="string">
            <text:p text:style-name="P25"><text:placeholder text:placeholder-type="text">&lt;get_hour_format(project.all_effective_hours)&gt;</text:placeholder> <text:span text:style-name="T10">su </text:span><text:span text:style-name="T10"><text:placeholder text:placeholder-type="text">&lt;get_hour_format(project.all_planned_hours)&gt;</text:placeholder></text:span></text:p>
          </table:table-cell>
          <table:table-cell table:style-name="Tabella2.C3" office:value-type="string">
            <text:p text:style-name="P25"><text:placeholder text:placeholder-type="text">&lt;formatLang(project.date_start, date=True) if project.date_start else ''&gt;</text:placeholder></text:p>
            <text:p text:style-name="P34"><text:placeholder text:placeholder-type="text">&lt;formatLang(project.date, date=True) if project.date else ''&gt;</text:placeholder></text:p>
          </table:table-cell>
          <table:table-cell table:style-name="Tabella2.D3" office:value-type="string">
            <text:p text:style-name="P28"><text:placeholder text:placeholder-type="text">&lt;formatLang(project.planned_total)&gt;</text:placeholder> <text:span text:style-name="T8">€</text:span></text:p>
          </table:table-cell>
        </table:table-row>
        <table:table-row>
          <table:table-cell table:style-name="Tabella2.A4" table:number-columns-spanned="4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8"/>
      <text:p text:style-name="P18"><text:placeholder text:placeholder-type="text">&lt;/if&gt;</text:placeholder></text:p>
      <text:p text:style-name="P15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11"><text:placeholder text:placeholder-type="text">&lt;if test="project and ts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12"><text:placeholder text:placeholder-type="text">&lt;account&gt;</text:placeholder> <text:span text:style-name="T7">[</text:span><text:span text:style-name="T7"><text:placeholder text:placeholder-type="text">&lt;get_selection_item(project, 'state')&gt;</text:placeholder></text:span><text:span text:style-name="T7">]</text:span></text:p>
            </table:table-cell>
            <table:table-cell table:style-name="Tabella1.A2" office:value-type="string">
              <text:p text:style-name="P30">Utente</text:p>
            </table:table-cell>
            <table:table-cell table:style-name="Tabella1.A2" office:value-type="string">
              <text:p text:style-name="P30">Data</text:p>
            </table:table-cell>
            <table:table-cell table:style-name="Tabella1.D2" office:value-type="string">
              <text:p text:style-name="P30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<text:placeholder text:placeholder-type="text">&lt;if test="not project and ts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0"><text:placeholder text:placeholder-type="text">&lt;account&gt;</text:placeholder></text:p>
            </table:table-cell>
            <table:table-cell table:style-name="Tabella1.A5" office:value-type="string">
              <text:p text:style-name="P30">Utente</text:p>
            </table:table-cell>
            <table:table-cell table:style-name="Tabella1.A5" office:value-type="string">
              <text:p text:style-name="P30">Data</text:p>
            </table:table-cell>
            <table:table-cell table:style-name="Tabella1.A1" office:value-type="string">
              <text:p text:style-name="P30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7" table:number-columns-spanned="4" office:value-type="string">
            <text:p text:style-name="P33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2"><text:placeholder text:placeholder-type="text">&lt;l.product_id.name&gt;</text:placeholder>: <text:placeholder text:placeholder-type="text">&lt;l.name&gt;</text:placeholder> <text:span text:style-name="T9"><text:placeholder text:placeholder-type="text">&lt;('[%s]' % l.project_task_id.name) if project and l.project_task_id else ''&gt;</text:placeholder></text:span></text:p>
          </table:table-cell>
          <table:table-cell table:style-name="Tabella1.B8" office:value-type="string">
            <text:p text:style-name="P21"><text:placeholder text:placeholder-type="text">&lt;l.user_id.name&gt;</text:placeholder></text:p>
          </table:table-cell>
          <table:table-cell table:style-name="Tabella1.C8" office:value-type="string">
            <text:p text:style-name="P24"><text:placeholder text:placeholder-type="text">&lt;formatLang(l.date, date=True)&gt;</text:placeholder></text:p>
          </table:table-cell>
          <table:table-cell table:style-name="Tabella1.D8" office:value-type="string">
            <text:p text:style-name="P26"><text:placeholder text:placeholder-type="text">&lt;get_hour_format(l.unit_amount)&gt;</text:placeholder></text:p>
          </table:table-cell>
        </table:table-row>
        <table:table-row>
          <table:table-cell table:style-name="Tabella1.A9" table:number-columns-spanned="4" office:value-type="string">
            <text:p text:style-name="P32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0" table:number-columns-spanned="4" office:value-type="string">
            <text:p text:style-name="P36"><text:placeholder text:placeholder-type="text">&lt;if test="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9">Totale</text:p>
          </table:table-cell>
          <table:table-cell table:style-name="Tabella1.B11" table:number-columns-spanned="3" office:value-type="string">
            <text:p text:style-name="P27"><text:placeholder text:placeholder-type="text">&lt;get_hour_format(total)&gt;</text:placeholder></text:p>
          </table:table-cell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1cef74"/>
    </style:style>
    <style:style style:name="MT6" style:family="text">
      <style:text-properties officeooo:rsid="001cef74" fo:background-color="#0084d1" loext:char-shading-value="0"/>
    </style:style>
    <style:style style:name="MT7" style:family="text">
      <style:text-properties officeooo:rsid="001cef74" fo:background-color="#ff6600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Task <text:s text:c="3"/></text:span><text:span text:style-name="MT6"><text:s text:c="4"/></text:span><text:span text:style-name="MT5"><text:s/>Contabilità analitica <text:s text:c="2"/></text:span><text:span text:style-name="MT7"><text:s text:c="4"/></text:span><text:span text:style-name="MT5"><text:s/>Pratiche chiuse nel period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07T09:59:49.202548564</dc:date>
    <meta:editing-duration>P6DT10H3M18S</meta:editing-duration>
    <meta:editing-cycles>630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51" meta:word-count="138" meta:character-count="1338" meta:non-whitespace-character-count="1230"/>
    <meta:user-defined meta:name="Info 1"/>
    <meta:user-defined meta:name="Info 2"/>
    <meta:user-defined meta:name="Info 3"/>
    <meta:user-defined meta:name="Info 4"/>
  </office:meta>
</office:document-meta>
</file>